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ot" svg:font-family="quo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quot"/>
    </style:style>
    <style:style style:name="P2" style:family="paragraph" style:parent-style-name="Standard">
      <style:text-properties officeooo:rsid="0004312f" officeooo:paragraph-rsid="0004312f"/>
    </style:style>
    <style:style style:name="P3" style:family="paragraph" style:parent-style-name="Standard">
      <style:text-properties fo:font-size="16pt" fo:font-weight="bold" officeooo:rsid="0004312f" officeooo:paragraph-rsid="0004312f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paragraph-properties fo:margin-top="0in" fo:margin-bottom="0.4583in" loext:contextual-spacing="false" fo:padding="0in" fo:border="none"/>
      <style:text-properties style:font-name="quot" loext:padding="0in" loext:border="none"/>
    </style:style>
    <style:style style:name="P5" style:family="paragraph" style:parent-style-name="Text_20_body" style:list-style-name="L1">
      <style:paragraph-properties fo:padding="0in" fo:border="none"/>
      <style:text-properties style:font-name="quot" loext:padding="0in" loext:border="none"/>
    </style:style>
    <style:style style:name="P6" style:family="paragraph" style:parent-style-name="Text_20_body" style:list-style-name="L2">
      <style:paragraph-properties fo:margin-top="0in" fo:margin-bottom="0.3335in" loext:contextual-spacing="false"/>
      <style:text-properties style:font-name="quot" loext:padding="0in" loext:border="none"/>
    </style:style>
    <style:style style:name="P7" style:family="paragraph" style:parent-style-name="Text_20_body" style:list-style-name="L2">
      <style:paragraph-properties fo:margin-top="0in" fo:margin-bottom="0.3335in" loext:contextual-spacing="false"/>
      <style:text-properties style:font-name="quot"/>
    </style:style>
    <style:style style:name="P8" style:family="paragraph" style:parent-style-name="Text_20_body" style:list-style-name="L2">
      <style:paragraph-properties fo:margin-top="0.4165in" fo:margin-bottom="0.3335in" loext:contextual-spacing="false"/>
      <style:text-properties style:font-name="quot" officeooo:paragraph-rsid="0004be3e"/>
    </style:style>
    <style:style style:name="T1" style:family="text">
      <style:text-properties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anberry bread</text:p>
      <text:p text:style-name="P2"/>
      <text:section text:style-name="Sect1" text:name="calvera-app">
        <text:p text:style-name="P1">Ingredient Checklist </text:p>
        <text:list xml:id="list1235153168" text:style-name="L1">
          <text:list-item>
            <text:p text:style-name="P4">4 tablespoons unsalted butter, melted, plus more for pan </text:p>
          </text:list-item>
          <text:list-item>
            <text:p text:style-name="P4">2 cups all-purpose flour (spooned and leveled), plus more for pan </text:p>
          </text:list-item>
          <text:list-item>
            <text:p text:style-name="P4">1 cup packed light-brown sugar </text:p>
          </text:list-item>
          <text:list-item>
            <text:p text:style-name="P4">1 1/2 teaspoons baking powder </text:p>
          </text:list-item>
          <text:list-item>
            <text:p text:style-name="P4">1/2 teaspoon baking soda </text:p>
          </text:list-item>
          <text:list-item>
            <text:p text:style-name="P4">1 teaspoon salt </text:p>
          </text:list-item>
          <text:list-item>
            <text:p text:style-name="P4">1 large egg, lightly beaten </text:p>
          </text:list-item>
          <text:list-item>
            <text:p text:style-name="P4">3/4 cup whole milk </text:p>
          </text:list-item>
          <text:list-item>
            <text:p text:style-name="P4">1 bag (12 ounces) cranberries </text:p>
          </text:list-item>
          <text:list-item>
            <text:p text:style-name="P5">1 tablespoon turbinado sugar, for topping (optional) </text:p>
          </text:list-item>
        </text:list>
        <text:section text:style-name="Sect1" text:name="recipe-shopper">
          <text:p text:style-name="Text_20_body"/>
        </text:section>
      </text:section>
      <text:list xml:id="list209984174" text:style-name="L2">
        <text:list-item>
          <text:p text:style-name="P6">Step 1 </text:p>
          <text:p text:style-name="P7">Preheat oven to 350 degrees; butter and flour a 9-by-5-inch loaf pan (8-cup capacity), and set aside. In a large bowl, whisk together flour, brown sugar, baking powder, baking soda, and salt; set aside. In a medium bowl, combine butter, egg, and milk. Add wet mixture to dry mixture, and whisk to combine; fold in cranberries.</text:p>
        </text:list-item>
        <text:list-item>
          <text:p text:style-name="P8"><text:soft-page-break/><text:span text:style-name="T1">Step 2 </text:span></text:p>
          <text:p text:style-name="P8">Pour batter into prepared pan; sprinkle top with turbinado sugar, if desired. Bake until a toothpick inserted in center of loaf comes out clean, about 1 hour and 15 minutes. Transfer pan to a wire rack; let bread cool 30 minutes. Invert onto rack, then immediately turn right side up to cool completely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ot" svg:font-family="quo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3:34:37.801000000</meta:creation-date>
    <dc:date>2020-05-14T09:26:05.127000000</dc:date>
    <meta:editing-duration>PT3M37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16" meta:word-count="189" meta:character-count="1048" meta:non-whitespace-character-count="876"/>
  </office:meta>
</office:document-meta>
</file>